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2ab" officeooo:paragraph-rsid="0011b2ab"/>
    </style:style>
    <style:style style:name="P2" style:family="paragraph" style:parent-style-name="Standard">
      <style:text-properties officeooo:rsid="0011b2ab" officeooo:paragraph-rsid="00153d76"/>
    </style:style>
    <style:style style:name="P3" style:family="paragraph" style:parent-style-name="Standard">
      <style:text-properties officeooo:rsid="0013304e" officeooo:paragraph-rsid="0013304e"/>
    </style:style>
    <style:style style:name="P4" style:family="paragraph" style:parent-style-name="Standard">
      <style:text-properties officeooo:rsid="00136e2c" officeooo:paragraph-rsid="00136e2c"/>
    </style:style>
    <style:style style:name="P5" style:family="paragraph" style:parent-style-name="Standard">
      <style:text-properties officeooo:rsid="00153d76" officeooo:paragraph-rsid="00153d76"/>
    </style:style>
    <style:style style:name="P6" style:family="paragraph" style:parent-style-name="Standard">
      <style:text-properties officeooo:rsid="00153d76" officeooo:paragraph-rsid="00155279"/>
    </style:style>
    <style:style style:name="P7" style:family="paragraph" style:parent-style-name="Standard">
      <style:text-properties officeooo:rsid="00153d76" officeooo:paragraph-rsid="001a3ea0"/>
    </style:style>
    <style:style style:name="P8" style:family="paragraph" style:parent-style-name="Standard">
      <style:text-properties officeooo:rsid="00155279" officeooo:paragraph-rsid="00155279"/>
    </style:style>
    <style:style style:name="P9" style:family="paragraph" style:parent-style-name="Standard">
      <style:text-properties officeooo:rsid="00155279" officeooo:paragraph-rsid="001a3ea0"/>
    </style:style>
    <style:style style:name="P10" style:family="paragraph" style:parent-style-name="Standard">
      <style:text-properties officeooo:rsid="001701c9" officeooo:paragraph-rsid="001701c9"/>
    </style:style>
    <style:style style:name="P11" style:family="paragraph" style:parent-style-name="Standard">
      <style:text-properties officeooo:rsid="00184e52" officeooo:paragraph-rsid="00184e52"/>
    </style:style>
    <style:style style:name="P12" style:family="paragraph" style:parent-style-name="Standard">
      <style:text-properties officeooo:rsid="001bcd3d" officeooo:paragraph-rsid="001bcd3d"/>
    </style:style>
    <style:style style:name="P13" style:family="paragraph" style:parent-style-name="Standard">
      <style:text-properties officeooo:rsid="001cac05" officeooo:paragraph-rsid="001cac05"/>
    </style:style>
    <style:style style:name="P14" style:family="paragraph" style:parent-style-name="Standard">
      <style:text-properties officeooo:rsid="001ea8b8" officeooo:paragraph-rsid="001ea8b8"/>
    </style:style>
    <style:style style:name="P15" style:family="paragraph" style:parent-style-name="Standard">
      <style:text-properties officeooo:rsid="002028c5" officeooo:paragraph-rsid="002028c5"/>
    </style:style>
    <style:style style:name="T1" style:family="text">
      <style:text-properties officeooo:rsid="00136e2c"/>
    </style:style>
    <style:style style:name="T2" style:family="text">
      <style:text-properties officeooo:rsid="00155279"/>
    </style:style>
    <style:style style:name="T3" style:family="text">
      <style:text-properties officeooo:rsid="0016198d"/>
    </style:style>
    <style:style style:name="T4" style:family="text">
      <style:text-properties officeooo:rsid="001a3ea0"/>
    </style:style>
    <style:style style:name="T5" style:family="text">
      <style:text-properties officeooo:rsid="001ac8dd"/>
    </style:style>
    <style:style style:name="T6" style:family="text">
      <style:text-properties officeooo:rsid="00202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</text:p>
      <text:p text:style-name="P2">A.</text:p>
      <text:p text:style-name="P1">a. 46281</text:p>
      <text:p text:style-name="P1">b. 53</text:p>
      <text:p text:style-name="P1">c. 40</text:p>
      <text:p text:style-name="P1">d. 32 - 8 = 24 <text:span text:style-name="T1">bytes</text:span></text:p>
      <text:p text:style-name="P3">e. Client to Server</text:p>
      <text:p text:style-name="P3">f. <text:span text:style-name="T1">UDP</text:span></text:p>
      <text:p text:style-name="P4">g. Yes it is calculated.</text:p>
      <text:p text:style-name="P4"/>
      <text:p text:style-name="P5">B.</text:p>
      <text:p text:style-name="P8">For DNS query message:</text:p>
      <text:p text:style-name="P5">Source IP: 172.16.59.61</text:p>
      <text:p text:style-name="P5">Destination IP: 172.16.19.202</text:p>
      <text:p text:style-name="P5"/>
      <text:p text:style-name="P8">For <text:span text:style-name="T3">R</text:span>esponse message:</text:p>
      <text:p text:style-name="P6">Source IP: 172.16.<text:span text:style-name="T2">19.202</text:span></text:p>
      <text:p text:style-name="P6">Destination IP: 172.16.<text:span text:style-name="T2">59.61</text:span></text:p>
      <text:p text:style-name="P6"/>
      <text:p text:style-name="P10">They are the addresses between which communication is happening.</text:p>
      <text:p text:style-name="P10"/>
      <text:p text:style-name="P11">C.</text:p>
      <text:p text:style-name="P9">For DNS query message:</text:p>
      <text:p text:style-name="P7">Source <text:span text:style-name="T4">Port</text:span>: <text:span text:style-name="T5">46281</text:span></text:p>
      <text:p text:style-name="P7">Destination <text:span text:style-name="T4">Port</text:span>: <text:span text:style-name="T5">53</text:span></text:p>
      <text:p text:style-name="P7"/>
      <text:p text:style-name="P9">For <text:span text:style-name="T3">R</text:span>esponse message:</text:p>
      <text:p text:style-name="P7">Source <text:span text:style-name="T4">Port</text:span>: <text:span text:style-name="T5">53</text:span></text:p>
      <text:p text:style-name="P7">Destination <text:span text:style-name="T4">Port</text:span>: <text:span text:style-name="T5">46281</text:span></text:p>
      <text:p text:style-name="P7"/>
      <text:p text:style-name="P12">53 is a well-known port number.</text:p>
      <text:p text:style-name="P12"/>
      <text:p text:style-name="P12">D. Length of the first packet is 40, it carries 32 bytes of payload.</text:p>
      <text:p text:style-name="P12"/>
      <text:p text:style-name="P12">2b.</text:p>
      <text:p text:style-name="P13">Part 1:</text:p>
      <text:p text:style-name="P13"/>
      <text:p text:style-name="P13">1. 172.16.59.82:7680</text:p>
      <text:p text:style-name="P13">2. Only the Don’t fragment bit is set</text:p>
      <text:p text:style-name="P14">3. Sequence Number is 0</text:p>
      <text:p text:style-name="P14">Acknowledgement Number is 1</text:p>
      <text:p text:style-name="P14">4. Window size: 65535</text:p>
      <text:p text:style-name="P14"/>
      <text:p text:style-name="P14">Part 2:</text:p>
      <text:p text:style-name="P14"/>
      <text:p text:style-name="P14">1. <text:span text:style-name="T6">Don’t fragment bit is set</text:span></text:p>
      <text:p text:style-name="P15">2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0:44:13.224965788</meta:creation-date>
    <dc:date>2023-08-18T11:32:54.261060688</dc:date>
    <meta:editing-duration>PT26M5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130" meta:character-count="700" meta:non-whitespace-character-count="605"/>
  </office:meta>
</office:document-meta>
</file>